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A9F000059420000B390061E2B5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606*"/>
    </style:style>
    <style:style style:name="Таблица1.D" style:family="table-column">
      <style:table-column-properties style:column-width="2.835cm" style:rel-column-width="1607*"/>
    </style:style>
    <style:style style:name="Таблица1.A1" style:family="table-cell">
      <style:table-cell-properties fo:padding="0.097cm" fo:border-left="0.018cm solid #000000" fo:border-right="none" fo:border-top="0.018cm solid #000000" fo:border-bottom="none"/>
    </style:style>
    <style:style style:name="Таблица1.F1" style:family="table-cell">
      <style:table-cell-properties fo:padding="0.097cm" fo:border-left="0.018cm solid #000000" fo:border-right="0.018cm solid #000000" fo:border-top="0.018cm solid #000000" fo:border-bottom="none"/>
    </style:style>
    <style:style style:name="Таблица1.A2" style:family="table-cell">
      <style:table-cell-properties fo:padding="0.097cm" fo:border-left="0.018cm solid #000000" fo:border-right="none" fo:border-top="none" fo:border-bottom="none"/>
    </style:style>
    <style:style style:name="Таблица1.F2" style:family="table-cell">
      <style:table-cell-properties fo:padding="0.097cm" fo:border-left="0.018cm solid #000000" fo:border-right="0.018cm solid #000000" fo:border-top="none" fo:border-bottom="none"/>
    </style:style>
    <style:style style:name="Таблица1.A3" style:family="table-cell" style:data-style-name="N0">
      <style:table-cell-properties fo:padding="0.097cm" fo:border-left="0.018cm solid #000000" fo:border-right="none" fo:border-top="none" fo:border-bottom="none"/>
    </style:style>
    <style:style style:name="Таблица1.A11" style:family="table-cell" style:data-style-name="N0">
      <style:table-cell-properties fo:padding="0.097cm" fo:border-left="0.018cm solid #000000" fo:border-right="none" fo:border-top="none" fo:border-bottom="0.018cm solid #000000"/>
    </style:style>
    <style:style style:name="Таблица1.B11" style:family="table-cell">
      <style:table-cell-properties fo:padding="0.097cm" fo:border-left="0.018cm solid #000000" fo:border-right="none" fo:border-top="none" fo:border-bottom="0.018cm solid #000000"/>
    </style:style>
    <style:style style:name="Таблица1.F11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fo:language="en" fo:country="US" style:font-size-asian="12.25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fo:language="ru" fo:country="RU" style:font-size-asian="12.25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работа №2. Лопаткин Сергей <text:span text:style-name="T1">ИСП-31</text:span></text:p>
      <text:p text:style-name="P2"><text:span text:style-name="T1">Те</text:span><text:span text:style-name="T1">стирование методом «черного ящика»</text:span></text:p>
      <text:p text:style-name="P1"><text:span text:style-name="T1">Цель</text:span><text:span text:style-name="T2">: Выявить </text:span><text:span text:style-name="T2">ошибки в программе по заданию 5.</text:span></text:p>
      <text:p text:style-name="P1"><text:span text:style-name="T1">Назначение программы:</text:span><text:span text:style-name="T2"> Программа предназначена для определения вида четырехугольника по заданным координатам вершин на плоскости.</text:span></text:p>
      <text:p text:style-name="P5">Требования к программе:</text:p>
      <text:list xml:id="list2870325067872498566" text:style-name="L1">
        <text:list-item>
          <text:p text:style-name="P6">Определение вида четырехугольника по точкам, а также выводить результат на экран (поле, сообщение и т. п.).</text:p>
        </text:list-item>
        <text:list-item>
          <text:p text:style-name="P9"><text:span text:style-name="T3">Задание точек должно происходить самим пользователем вручную (поля)</text:span></text:p>
        </text:list-item>
        <text:list-item>
          <text:p text:style-name="P9"><text:span text:style-name="T3">Отображение сообщения об ошибке, если неверно(некорректно) введено значение</text:span></text:p>
        </text:list-item>
        <text:list-item>
          <text:p text:style-name="P9"><text:span text:style-name="T3">Добавить очистку полей (результат + поля координат)</text:span></text:p>
        </text:list-item>
      </text:list>
      <text:p text:style-name="P3"><text:span text:style-name="T3">Пров</text:span><text:span text:style-name="T3">одим тесты, результаты и общие сведения о которых указаны ниже в таблице.</text:span></text:p>
      <text:p text:style-name="P7"><draw:frame draw:style-name="fr1" draw:name="Графический объект1" text:anchor-type="paragraph" svg:width="13.633cm" svg:height="26.398cm" draw:z-index="0"><draw:image xlink:href="Pictures/20000A9F000059420000B390061E2B58.svm" xlink:type="simple" xlink:show="embed" xlink:actuate="onLoad"/></draw:frame><text:soft-page-break/></text:p>
      <text:p text:style-name="P7"><text:soft-page-break/>Рисунок 1 — Блок-схема метода нахождения вида 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/>
        <table:table-column table:style-name="Таблица1.D"/>
        <table:table-row>
          <table:table-cell table:style-name="Таблица1.A1" office:value-type="string">
            <text:p text:style-name="P4">Номер теста </text:p>
          </table:table-cell>
          <table:table-cell table:style-name="Таблица1.A1" office:value-type="string">
            <text:p text:style-name="P4">Назначение теста </text:p>
          </table:table-cell>
          <table:table-cell table:style-name="Таблица1.A1" office:value-type="string">
            <text:p text:style-name="P4">Значения исходных данных </text:p>
          </table:table-cell>
          <table:table-cell table:style-name="Таблица1.A1" office:value-type="string">
            <text:p text:style-name="P4">Ожидаемый результат </text:p>
          </table:table-cell>
          <table:table-cell table:style-name="Таблица1.A1" office:value-type="string">
            <text:p text:style-name="P4">Реакция программы </text:p>
          </table:table-cell>
          <table:table-cell table:style-name="Таблица1.F1" office:value-type="string">
            <text:p text:style-name="P4">Вывод</text:p>
          </table:table-cell>
        </table:table-row>
        <table:table-row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Попытка найти проблему с сообщением <text:s/>при некорректном вводе данных</text:p>
          </table:table-cell>
          <table:table-cell table:style-name="Таблица1.A2" office:value-type="string">
            <text:p text:style-name="P4">Значения не заданы</text:p>
          </table:table-cell>
          <table:table-cell table:style-name="Таблица1.A2" office:value-type="string">
            <text:p text:style-name="P4">Сообщение</text:p>
          </table:table-cell>
          <table:table-cell table:style-name="Таблица1.A2" office:value-type="string">
            <text:p text:style-name="P4">Сообщение</text:p>
          </table:table-cell>
          <table:table-cell table:style-name="Таблица1.F2" office:value-type="string">
            <text:p text:style-name="P4">Защита на корректность ввода установлена в программе.</text:p>
            <text:p text:style-name="P4">Не успешно.</text:p>
          </table:table-cell>
        </table:table-row>
        <table:table-row>
          <table:table-cell table:style-name="Таблица1.A3" office:value-type="float" office:value="2">
            <text:p text:style-name="P4">2</text:p>
          </table:table-cell>
          <table:table-cell table:style-name="Таблица1.A2" office:value-type="string">
            <text:p text:style-name="P4">Проверка на отображение сообщения «Квадрат»</text:p>
          </table:table-cell>
          <table:table-cell table:style-name="Таблица1.A2" office:value-type="string">
            <text:p text:style-name="P11">X1 = 1</text:p>
            <text:p text:style-name="P11">Y1 = 1</text:p>
            <text:p text:style-name="P11">X2 = 1</text:p>
            <text:p text:style-name="P11">Y<text:span text:style-name="T1">2</text:span> = 2</text:p>
            <text:p text:style-name="P11">X3 = 2</text:p>
            <text:p text:style-name="P11">Y3 = 2</text:p>
            <text:p text:style-name="P11">X4 = 2</text:p>
            <text:p text:style-name="P11">Y4 = 1</text:p>
          </table:table-cell>
          <table:table-cell table:style-name="Таблица1.A2" office:value-type="string">
            <text:p text:style-name="P4">Квадрат</text:p>
          </table:table-cell>
          <table:table-cell table:style-name="Таблица1.A2" office:value-type="string">
            <text:p text:style-name="P4">Квадрат</text:p>
          </table:table-cell>
          <table:table-cell table:style-name="Таблица1.F2" office:value-type="string">
            <text:p text:style-name="P4">Не успешно</text:p>
          </table:table-cell>
        </table:table-row>
        <table:table-row>
          <table:table-cell table:style-name="Таблица1.A3" office:value-type="float" office:value="3">
            <text:p text:style-name="P4">3</text:p>
          </table:table-cell>
          <table:table-cell table:style-name="Таблица1.A2" office:value-type="string">
            <text:p text:style-name="P4">Проверка на отображение сообщения «Прямоугольник»</text:p>
          </table:table-cell>
          <table:table-cell table:style-name="Таблица1.A2" office:value-type="string">
            <text:p text:style-name="P11">X1 = 1</text:p>
            <text:p text:style-name="P11">Y1 = <text:span text:style-name="T1">5</text:span></text:p>
            <text:p text:style-name="P11">X2 = <text:span text:style-name="T1">1</text:span></text:p>
            <text:p text:style-name="P11">Y<text:span text:style-name="T1">2</text:span> = <text:span text:style-name="T1">10</text:span></text:p>
            <text:p text:style-name="P11">X3 = <text:span text:style-name="T1">3</text:span></text:p>
            <text:p text:style-name="P11">Y3 = <text:span text:style-name="T1">10</text:span></text:p>
            <text:p text:style-name="P11">X4 = <text:span text:style-name="T1">3</text:span></text:p>
            <text:p text:style-name="P11">Y4 = <text:span text:style-name="T1">5</text:span></text:p>
          </table:table-cell>
          <table:table-cell table:style-name="Таблица1.A2" office:value-type="string">
            <text:p text:style-name="P4">Прямоугольник</text:p>
          </table:table-cell>
          <table:table-cell table:style-name="Таблица1.A2" office:value-type="string">
            <text:p text:style-name="P4">Прямоугольник</text:p>
          </table:table-cell>
          <table:table-cell table:style-name="Таблица1.F2" office:value-type="string">
            <text:p text:style-name="P4">Не успешно</text:p>
          </table:table-cell>
        </table:table-row>
        <table:table-row>
          <table:table-cell table:style-name="Таблица1.A3" office:value-type="float" office:value="4">
            <text:p text:style-name="P4">4</text:p>
          </table:table-cell>
          <table:table-cell table:style-name="Таблица1.A2" office:value-type="string">
            <text:p text:style-name="P4">Проверка на отображение сообщения «Параллелограмм»</text:p>
          </table:table-cell>
          <table:table-cell table:style-name="Таблица1.A2" office:value-type="string">
            <text:p text:style-name="P11">X1 = 1</text:p>
            <text:p text:style-name="P11">Y1 = <text:span text:style-name="T1">5</text:span></text:p>
            <text:p text:style-name="P11">X2 = <text:span text:style-name="T1">2</text:span></text:p>
            <text:p text:style-name="P11">Y<text:span text:style-name="T1">2</text:span> = <text:span text:style-name="T1">10</text:span></text:p>
            <text:p text:style-name="P11">X3 = <text:span text:style-name="T1">4</text:span></text:p>
            <text:p text:style-name="P11">Y3 = <text:span text:style-name="T1">10</text:span></text:p>
            <text:p text:style-name="P11">X4 = <text:span text:style-name="T1">3</text:span></text:p>
            <text:p text:style-name="P11">Y4 = <text:span text:style-name="T1">5</text:span></text:p>
          </table:table-cell>
          <table:table-cell table:style-name="Таблица1.A2" office:value-type="string">
            <text:p text:style-name="P4">Параллелограмм</text:p>
          </table:table-cell>
          <table:table-cell table:style-name="Таблица1.A2" office:value-type="string">
            <text:p text:style-name="P4">Параллелограмм</text:p>
          </table:table-cell>
          <table:table-cell table:style-name="Таблица1.F2" office:value-type="string">
            <text:p text:style-name="P4">Не успешно</text:p>
          </table:table-cell>
        </table:table-row>
        <table:table-row>
          <table:table-cell table:style-name="Таблица1.A3" office:value-type="float" office:value="5">
            <text:p text:style-name="P4">5</text:p>
          </table:table-cell>
          <table:table-cell table:style-name="Таблица1.A2" office:value-type="string">
            <text:p text:style-name="P4">Проверка на отображение сообщения «Ромб»</text:p>
          </table:table-cell>
          <table:table-cell table:style-name="Таблица1.A2" office:value-type="string">
            <text:p text:style-name="P11">X1 = <text:span text:style-name="T1">0</text:span></text:p>
            <text:p text:style-name="P11">Y1 = <text:span text:style-name="T1">2</text:span></text:p>
            <text:p text:style-name="P11">X2 = <text:span text:style-name="T1">4</text:span></text:p>
            <text:p text:style-name="P11">Y<text:span text:style-name="T1">2</text:span> = <text:span text:style-name="T1">0</text:span></text:p>
            <text:p text:style-name="P11">X3 = <text:span text:style-name="T1">2</text:span></text:p>
            <text:p text:style-name="P11">Y3 = <text:span text:style-name="T1">4</text:span></text:p>
            <text:p text:style-name="P11">X4 = <text:span text:style-name="T1">-2</text:span></text:p>
            <text:p text:style-name="P11"><text:soft-page-break/>Y4 = <text:span text:style-name="T1">6</text:span></text:p>
          </table:table-cell>
          <table:table-cell table:style-name="Таблица1.A2" office:value-type="string">
            <text:p text:style-name="P4">Ромб</text:p>
          </table:table-cell>
          <table:table-cell table:style-name="Таблица1.A2" office:value-type="string">
            <text:p text:style-name="P4">Ромб</text:p>
          </table:table-cell>
          <table:table-cell table:style-name="Таблица1.F2" office:value-type="string">
            <text:p text:style-name="P4">Не успешно</text:p>
          </table:table-cell>
        </table:table-row>
        <table:table-row>
          <table:table-cell table:style-name="Таблица1.A3" office:value-type="float" office:value="6">
            <text:p text:style-name="P4">6</text:p>
          </table:table-cell>
          <table:table-cell table:style-name="Таблица1.A2" office:value-type="string">
            <text:p text:style-name="P4">Проверка на отображение сообщения «Равнобедренная трапеция»</text:p>
          </table:table-cell>
          <table:table-cell table:style-name="Таблица1.A2" office:value-type="string">
            <text:p text:style-name="P11">X1 = <text:span text:style-name="T1">1</text:span></text:p>
            <text:p text:style-name="P11">Y1 = <text:span text:style-name="T1">1</text:span></text:p>
            <text:p text:style-name="P11">X2 = <text:span text:style-name="T1">2</text:span></text:p>
            <text:p text:style-name="P11">Y<text:span text:style-name="T1">2</text:span> = <text:span text:style-name="T1">4</text:span></text:p>
            <text:p text:style-name="P11">X3 = <text:span text:style-name="T1">4</text:span></text:p>
            <text:p text:style-name="P11">Y3 = <text:span text:style-name="T1">4</text:span></text:p>
            <text:p text:style-name="P11">X4 = <text:span text:style-name="T1">5</text:span></text:p>
            <text:p text:style-name="P11">Y4 = <text:span text:style-name="T1">1</text:span></text:p>
          </table:table-cell>
          <table:table-cell table:style-name="Таблица1.A2" office:value-type="string">
            <text:p text:style-name="P4">Равнобедренная трапеция</text:p>
          </table:table-cell>
          <table:table-cell table:style-name="Таблица1.A2" office:value-type="string">
            <text:p text:style-name="P4">Четырехугольник общего вида</text:p>
          </table:table-cell>
          <table:table-cell table:style-name="Таблица1.F2" office:value-type="string">
            <text:p text:style-name="P4">Успешно. Причина ошибка может крыться в логике метода нахождения.</text:p>
          </table:table-cell>
        </table:table-row>
        <table:table-row>
          <table:table-cell table:style-name="Таблица1.A3" office:value-type="float" office:value="7">
            <text:p text:style-name="P4">7</text:p>
          </table:table-cell>
          <table:table-cell table:style-name="Таблица1.A2" office:value-type="string">
            <text:p text:style-name="P4">Проверка на отображение сообщения «Трапеция общего вида»</text:p>
          </table:table-cell>
          <table:table-cell table:style-name="Таблица1.A2" office:value-type="string">
            <text:p text:style-name="P11">X1 = <text:span text:style-name="T1">0</text:span></text:p>
            <text:p text:style-name="P11">Y1 = <text:span text:style-name="T1">5</text:span></text:p>
            <text:p text:style-name="P11">X2 = <text:span text:style-name="T1">-2</text:span></text:p>
            <text:p text:style-name="P11">Y<text:span text:style-name="T1">2</text:span> = <text:span text:style-name="T1">4</text:span></text:p>
            <text:p text:style-name="P11">X3 = <text:span text:style-name="T1">4</text:span></text:p>
            <text:p text:style-name="P11">Y3 = <text:span text:style-name="T1">2</text:span></text:p>
            <text:p text:style-name="P11">X4 = <text:span text:style-name="T1">3</text:span></text:p>
            <text:p text:style-name="P11">Y4 = <text:span text:style-name="T1">4</text:span></text:p>
          </table:table-cell>
          <table:table-cell table:style-name="Таблица1.A2" office:value-type="string">
            <text:p text:style-name="P4">Трапеция общего вида</text:p>
          </table:table-cell>
          <table:table-cell table:style-name="Таблица1.A2" office:value-type="string">
            <text:p text:style-name="P4">Четырехугольник общего вида</text:p>
          </table:table-cell>
          <table:table-cell table:style-name="Таблица1.F2" office:value-type="string">
            <text:p text:style-name="P4">Успешно. Причина ошибка может крыться в логике метода нахождения.</text:p>
          </table:table-cell>
        </table:table-row>
        <table:table-row>
          <table:table-cell table:style-name="Таблица1.A3" office:value-type="float" office:value="8">
            <text:p text:style-name="P4">8</text:p>
          </table:table-cell>
          <table:table-cell table:style-name="Таблица1.A2" office:value-type="string">
            <text:p text:style-name="P4">Проверка на отображение сообщения «Прямоугольная трапеция»</text:p>
          </table:table-cell>
          <table:table-cell table:style-name="Таблица1.A2" office:value-type="string">
            <text:p text:style-name="P11">X1 = <text:span text:style-name="T1">1</text:span></text:p>
            <text:p text:style-name="P11">Y1 = <text:span text:style-name="T1">1</text:span></text:p>
            <text:p text:style-name="P11">X2 = <text:span text:style-name="T1">10</text:span></text:p>
            <text:p text:style-name="P11">Y<text:span text:style-name="T1">2</text:span> = <text:span text:style-name="T1">1</text:span></text:p>
            <text:p text:style-name="P11">X3 = <text:span text:style-name="T1">10</text:span></text:p>
            <text:p text:style-name="P11">Y3 = <text:span text:style-name="T1">6</text:span></text:p>
            <text:p text:style-name="P11">X4 = <text:span text:style-name="T1">5</text:span></text:p>
            <text:p text:style-name="P11">Y4 = <text:span text:style-name="T1">6</text:span></text:p>
          </table:table-cell>
          <table:table-cell table:style-name="Таблица1.A2" office:value-type="string">
            <text:p text:style-name="P4">Прямоугольная трапеция</text:p>
          </table:table-cell>
          <table:table-cell table:style-name="Таблица1.A2" office:value-type="string">
            <text:p text:style-name="P4">Трапеция общего вида</text:p>
          </table:table-cell>
          <table:table-cell table:style-name="Таблица1.F2" office:value-type="string">
            <text:p text:style-name="P4">Успешно. Причина ошибка может крыться в логике метода нахождения.</text:p>
          </table:table-cell>
        </table:table-row>
        <table:table-row>
          <table:table-cell table:style-name="Таблица1.A3" office:value-type="float" office:value="9">
            <text:p text:style-name="P4">9</text:p>
          </table:table-cell>
          <table:table-cell table:style-name="Таблица1.A2" office:value-type="string">
            <text:p text:style-name="P4">Проверка на отображение сообщения «Четырехугольник общего вида»</text:p>
          </table:table-cell>
          <table:table-cell table:style-name="Таблица1.A2" office:value-type="string">
            <text:p text:style-name="P11">X1 = <text:span text:style-name="T1">1</text:span></text:p>
            <text:p text:style-name="P11">Y1 = <text:span text:style-name="T1">2</text:span></text:p>
            <text:p text:style-name="P11">X2 = <text:span text:style-name="T1">3</text:span></text:p>
            <text:p text:style-name="P11">Y<text:span text:style-name="T1">2</text:span> = <text:span text:style-name="T1">5</text:span></text:p>
            <text:p text:style-name="P11">X3 = <text:span text:style-name="T1">6</text:span></text:p>
            <text:p text:style-name="P11">Y3 = <text:span text:style-name="T1">5</text:span></text:p>
            <text:p text:style-name="P11">X4 = <text:span text:style-name="T1">5</text:span></text:p>
            <text:p text:style-name="P11">Y4 = <text:span text:style-name="T1">1</text:span></text:p>
          </table:table-cell>
          <table:table-cell table:style-name="Таблица1.A2" office:value-type="string">
            <text:p text:style-name="P4">Четырехугольник общего вида</text:p>
          </table:table-cell>
          <table:table-cell table:style-name="Таблица1.A2" office:value-type="string">
            <text:p text:style-name="P4">Трапеция общего вида</text:p>
          </table:table-cell>
          <table:table-cell table:style-name="Таблица1.F2" office:value-type="string">
            <text:p text:style-name="P4">Успешно. Причина ошибка может крыться в логике метода нахождения</text:p>
          </table:table-cell>
        </table:table-row>
        <table:table-row>
          <table:table-cell table:style-name="Таблица1.A11" office:value-type="float" office:value="10">
            <text:p text:style-name="P4">10</text:p>
          </table:table-cell>
          <table:table-cell table:style-name="Таблица1.B11" office:value-type="string">
            <text:p text:style-name="P4">Проверка работы клавиши очистки</text:p>
          </table:table-cell>
          <table:table-cell table:style-name="Таблица1.B11" office:value-type="string">
            <text:p text:style-name="P12">-</text:p>
          </table:table-cell>
          <table:table-cell table:style-name="Таблица1.B11" office:value-type="string">
            <text:p text:style-name="P4">Пустые поля результата и сторон</text:p>
          </table:table-cell>
          <table:table-cell table:style-name="Таблица1.B11" office:value-type="string">
            <text:p text:style-name="P4">Пустые поля результата и сторон</text:p>
          </table:table-cell>
          <table:table-cell table:style-name="Таблица1.F11" office:value-type="string">
            <text:p text:style-name="P4">Не успешно</text:p>
          </table:table-cell>
        </table:table-row>
      </table:table>
      <text:p text:style-name="P1"/>
      <text:p text:style-name="P5">Вывод: <text:span text:style-name="T4">Были найдены ошибки в процессе тестирования программы. Учитывая, что у нас используется исключительно один метод для нахождения итога — проблема в последовательности, предположительно, условий, что приводит к неверному результату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26T18:10:54.964000000</meta:creation-date>
    <dc:date>2022-03-29T14:42:34.21</dc:date>
    <meta:editing-duration>PT1H9M</meta:editing-duration>
    <meta:editing-cycles>30</meta:editing-cycles>
    <meta:generator>OpenOffice/4.1.3$Win32 OpenOffice.org_project/413m1$Build-9783</meta:generator>
    <dc:creator>ИСП-31 </dc:creator>
    <meta:document-statistic meta:table-count="1" meta:image-count="1" meta:object-count="0" meta:page-count="4" meta:paragraph-count="135" meta:word-count="501" meta:character-count="2693"/>
  </office:meta>
</office:document-meta>
</file>